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7D000000356024C3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2.86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.952cm" fo:margin-right="0cm" fo:text-indent="-0.948cm" style:line-break="strict"/>
    </style:style>
    <style:style style:name="P2" style:family="paragraph">
      <style:paragraph-properties fo:text-align="end"/>
    </style:style>
    <style:style style:name="T1" style:family="text">
      <style:text-properties fo:font-size="44pt" fo:language="en" fo:country="US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ngularJS</text:span></text:p>
          </draw:text-box>
        </draw:frame>
        <draw:frame presentation:style-name="pr2" draw:text-style-name="P2" draw:layer="layout" svg:width="25.199cm" svg:height="2.868cm" svg:x="1.4cm" svg:y="14.224cm" presentation:class="subtitle" presentation:user-transformed="true">
          <draw:text-box>
            <text:p text:style-name="P2">Prepared by</text:p>
            <text:p text:style-name="P2"><text:span text:style-name="T2">Santhan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font-weight="bold" style:font-size-asian="13pt" style:font-weight-asian="bold" style:font-size-complex="13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3" draw:layer="backgroundobjects" svg:width="8.555cm" svg:height="1.448cm" svg:x="1.097cm" svg:y="18.872cm" presentation:class="date-time">
        <draw:text-box>
          <text:p text:style-name="MP3"><text:span text:style-name="MT2"/></text:p>
          <text:p text:style-name="MP3"><text:span text:style-name="MT2">Website : http://www.softsolutions4u.com</text:span></text:p>
        </draw:text-box>
      </draw:frame>
      <draw:frame draw:style-name="Mgr3" draw:text-style-name="MP4" draw:layer="backgroundobjects" svg:width="19.812cm" svg:height="9.144cm" svg:x="3.81cm" svg:y="6.604cm">
        <draw:image xlink:href="Pictures/100002010000007D000000356024C3A6.png" xlink:type="simple" xlink:show="embed" xlink:actuate="onLoad">
          <text:p/>
        </draw:image>
      </draw:frame>
      <draw:frame presentation:style-name="Mpr1" draw:text-style-name="MP3" draw:layer="backgroundobjects" svg:width="7.112cm" svg:height="1.448cm" svg:x="19.558cm" svg:y="18.872cm">
        <draw:text-box>
          <text:p text:style-name="MP4"><text:span text:style-name="MT2"/></text:p>
          <text:p text:style-name="MP4"><text:span text:style-name="MT2">Email : info@softsolutions4u.com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ftsolutions4u </meta:initial-creator>
    <meta:creation-date>2016-03-17T15:56:39.694767373</meta:creation-date>
    <dc:date>2016-03-17T17:34:09.470160899</dc:date>
    <dc:creator>softsolutions4u </dc:creator>
    <meta:editing-duration>PT5M21S</meta:editing-duration>
    <meta:editing-cycles>6</meta:editing-cycles>
    <meta:generator>LibreOffice/4.2.8.2$Linux_x86 LibreOffice_project/420$Build-2</meta:generator>
    <meta:document-statistic meta:object-count="25"/>
  </office:meta>
</office:document-meta>
</file>